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style:language-asian="ja" style:country-asian="JP"/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language-asian="ja" style:country-asian="JP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Heading_20_1" text:outline-level="1"><text:bookmark-start text:name="__RefHeading__2417_1113274800"/>Оглавление<text:bookmark-end text:name="__RefHeading__2417_111327480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Оглавление<text:tab/>1</text:p>
          <text:p text:style-name="P4">Описание ресурсов<text:tab/>2</text:p>
          <text:p text:style-name="P6">Модули<text:tab/>2</text:p>
          <text:p text:style-name="P6">Контекст<text:tab/>3</text:p>
          <text:p text:style-name="P6">Условия<text:tab/>3</text:p>
          <text:p text:style-name="P3">Module/Joined – Подключен ли модуль<text:tab/>3</text:p>
          <text:p text:style-name="P3">Cpp/Compiler – Какой компилятор<text:tab/>3</text:p>
          <text:p text:style-name="P3">And – Логическое И условий<text:tab/>3</text:p>
          <text:p text:style-name="P3">Config – Проверка архитектуры<text:tab/>3</text:p>
          <text:p text:style-name="P3">Debug – Режим ли отладки<text:tab/>4</text:p>
          <text:p text:style-name="P3">Error – Генерирует ошибку<text:tab/>4</text:p>
          <text:p text:style-name="P3">Not – Логическое отрицание условия<text:tab/>4</text:p>
          <text:p text:style-name="P3">Or – Логическое ИЛИ условий<text:tab/>4</text:p>
          <text:p text:style-name="P3">Release – Релизный режим<text:tab/>4</text:p>
          <text:p text:style-name="P6">Ассеты и операции<text:tab/>4</text:p>
          <text:p text:style-name="P3">Asset<text:tab/>4</text:p>
          <text:p text:style-name="P7">Asset/Include - Операция<text:tab/>4</text:p>
          <text:p text:style-name="P7">Asset/Path - Путь<text:tab/>5</text:p>
          <text:p text:style-name="P3">Bin<text:tab/>5</text:p>
          <text:p text:style-name="P7">Bin/Base - Файл<text:tab/>5</text:p>
          <text:p text:style-name="P7">Bin/Cmd - Файл<text:tab/>5</text:p>
          <text:p text:style-name="P7">Bin/Dll - Файл<text:tab/>6</text:p>
          <text:p text:style-name="P7">Bin/Exe - Файл<text:tab/>6</text:p>
          <text:p text:style-name="P7">Bin/Path - Путь<text:tab/>7</text:p>
          <text:p text:style-name="P3">Cpp<text:tab/>7</text:p>
          <text:p text:style-name="P7">Cpp/Compile - Операция<text:tab/>7</text:p>
          <text:p text:style-name="P7">Cpp/Compiler - Ассет<text:tab/>7</text:p>
          <text:p text:style-name="P7">Cpp/Define - Ассет<text:tab/>8</text:p>
          <text:p text:style-name="P7">Cpp/Header - Файл<text:tab/>9</text:p>
          <text:p text:style-name="P7">Cpp/Include - Путь<text:tab/>9</text:p>
          <text:p text:style-name="P7">Cpp/Lib - Файл<text:tab/>9</text:p>
          <text:p text:style-name="P7">Cpp/LibPath - Путь<text:tab/>10</text:p>
          <text:p text:style-name="P7">Cpp/MakeBase - Операция<text:tab/>10</text:p>
          <text:p text:style-name="P7">Cpp/MakeDll - Операция<text:tab/>11</text:p>
          <text:p text:style-name="P7">Cpp/MakeExe - Операция<text:tab/>11</text:p>
          <text:p text:style-name="P7">Cpp/MakeLib - Операция<text:tab/>12</text:p>
          <text:p text:style-name="P7">Cpp/Manifest - Файл<text:tab/>13</text:p>
          <text:p text:style-name="P7">Cpp/Obj - Файл<text:tab/>13</text:p>
          <text:p text:style-name="P7">Cpp/ObjPath - Путь<text:tab/>13</text:p>
          <text:p text:style-name="P7">Cpp/Pch - Ассет<text:tab/>14</text:p>
          <text:p text:style-name="P7">Cpp/Rc - Файл<text:tab/>14</text:p>
          <text:p text:style-name="P7">Cpp/RcPath - Путь<text:tab/>14</text:p>
          <text:p text:style-name="P7">Cpp/Res - Файл<text:tab/>15</text:p>
          <text:p text:style-name="P7">Cpp/Resources - Файл<text:tab/>15</text:p>
          <text:p text:style-name="P7">Cpp/ResX - Файл<text:tab/>15</text:p>
          <text:p text:style-name="P7"><text:soft-page-break/>Cpp/Src - Файл<text:tab/>16</text:p>
          <text:p text:style-name="P7">Cpp/SrcPath - Путь<text:tab/>16</text:p>
          <text:p text:style-name="P7">Cpp/UnityBuild - Ассет<text:tab/>17</text:p>
          <text:p text:style-name="P7">Cpp/Using - Файл<text:tab/>17</text:p>
          <text:p text:style-name="P7">Cpp/UsingPath - Путь<text:tab/>17</text:p>
          <text:p text:style-name="P3">Exec<text:tab/>18</text:p>
          <text:p text:style-name="P7">Exec/Cmd - Ассет<text:tab/>18</text:p>
          <text:p text:style-name="P7">Exec/Option - Ассет<text:tab/>18</text:p>
          <text:p text:style-name="P7">Exec/Php - Ассет<text:tab/>19</text:p>
          <text:p text:style-name="P3">FS<text:tab/>19</text:p>
          <text:p text:style-name="P7">FS/File - Файл<text:tab/>19</text:p>
          <text:p text:style-name="P7">FS/Path - Путь<text:tab/>19</text:p>
          <text:p text:style-name="P7">FS/PathBase - Ассет<text:tab/>20</text:p>
          <text:p text:style-name="P3">Module<text:tab/>21</text:p>
          <text:p text:style-name="P7">Module/Define - Ассет<text:tab/>21</text:p>
          <text:p text:style-name="P7">Module/Depends - Структура<text:tab/>21</text:p>
          <text:p text:style-name="P7">Module/Instance - Структура<text:tab/>22</text:p>
          <text:p text:style-name="P7">Module/Path - Путь<text:tab/>22</text:p>
          <text:p text:style-name="P3">Target<text:tab/>22</text:p>
          <text:p text:style-name="P7">Target/Copy - Операция<text:tab/>22</text:p>
          <text:p text:style-name="P7">Target/Dir - Путь<text:tab/>23</text:p>
          <text:p text:style-name="P7">Target/File - Файл<text:tab/>23</text:p>
          <text:p text:style-name="P3">Корневые<text:tab/>23</text:p>
          <text:p text:style-name="P7">Base — Ассет<text:tab/>23</text:p>
          <text:p text:style-name="P7">Debug - Операция <text:tab/>24</text:p>
          <text:p text:style-name="P7">Error - Операция <text:tab/>24</text:p>
          <text:p text:style-name="P7">Inline - Операция <text:tab/>24</text:p>
          <text:p text:style-name="P7">List - Структура<text:tab/>25</text:p>
          <text:p text:style-name="P7">Private - Операция<text:tab/>25</text:p>
          <text:p text:style-name="P7">Public - Операция<text:tab/>25</text:p>
          <text:p text:style-name="P7">Rem <text:s/>- Структура<text:tab/>26</text:p>
          <text:p text:style-name="P7">Sub - Структура<text:tab/>26</text:p>
          <text:p text:style-name="P7">Switch - Структура<text:tab/>26</text:p>
        </text:index-body>
      </text:table-of-content>
      <text:p text:style-name="P1"/>
      <text:p text:style-name="P1"/>
      <text:h text:style-name="Heading_20_1" text:outline-level="1"><text:bookmark-start text:name="__RefHeading__2419_1113274800"/>Описание ресурсов<text:bookmark-end text:name="__RefHeading__2419_1113274800"/></text:h>
      <text:p text:style-name="P1"/>
      <text:p text:style-name="P1"/>
      <text:p text:style-name="P1"/>
      <text:h text:style-name="Heading_20_2" text:outline-level="2"><text:bookmark-start text:name="__RefHeading__2525_1113274800"/>Модули<text:bookmark-end text:name="__RefHeading__2525_1113274800"/></text:h>
      <text:p text:style-name="P1"><text:tab/>Есть базовая папка модулей, в подпапках которой ведётся поиск файлов .module.php</text:p>
      <text:p text:style-name="P1"><text:tab/>Путь к этому файлу и будет названием модуля.</text:p>
      <text:p text:style-name="P1"><text:tab/>Внутри этого файла задаются ассеты по ключу Assets, <text:span text:style-name="T5">разделяется через запятую</text:span>.</text:p>
      <text:p text:style-name="P1"><text:tab/>Пример пустого модуля:</text:p>
      <text:p text:style-name="P1">&lt;?</text:p>
      <text:p text:style-name="P1"><text:tab/>return [ <text:s/></text:p>
      <text:p text:style-name="P1"><text:tab/><text:tab/>'Assets'=&gt;[</text:p>
      <text:p text:style-name="P1"><text:tab/><text:tab/>],</text:p>
      <text:p text:style-name="P1"><text:tab/>];</text:p>
      <text:p text:style-name="P1"><text:soft-page-break/>?&gt;</text:p>
      <text:p text:style-name="P1"><text:tab/>Папки модулей независимы, и при указани зависимостей, если зависимый модуль и зависящий находятся в путях определённой папки, то название этой папки может опускаться, например, определён модуль CrashRpt/Pack, а рядом CrashRpt/Sender, то из последнего пожно подключить первый не по полному имени, а только по имени <text:s/>Pack.</text:p>
      <text:h text:style-name="Heading_20_2" text:outline-level="2"><text:bookmark-start text:name="__RefHeading__2527_1113274800"/>Контекст<text:bookmark-end text:name="__RefHeading__2527_1113274800"/></text:h>
      <text:p text:style-name="P1"><text:tab/>Задаёт настроки, компилятор и другие параметры.</text:p>
      <text:p text:style-name="P1"><text:tab/>Может задаваться при подключении модуля с помощью Module/Depends или при создании контекста в Compile.php7</text:p>
      <text:p text:style-name="P1"><text:tab/>Config – Определение типа компиляции и компилятора и архитектуры:</text:p>
      <text:p text:style-name="P1"><text:tab/><text:tab/>Win32</text:p>
      <text:p text:style-name="P1"><text:tab/><text:tab/>Win64</text:p>
      <text:p text:style-name="P1"><text:tab/><text:tab/>VC</text:p>
      <text:p text:style-name="P1"><text:tab/><text:tab/>Debug</text:p>
      <text:p text:style-name="P1"><text:tab/><text:tab/>...</text:p>
      <text:p text:style-name="P1"><text:tab/>Assets – Список ассетов, которые будут включены в начало каждого модуля автоматически. Пример:</text:p>
      <text:p text:style-name="P1"><text:tab/><text:tab/>['Module/Depends',</text:p>
      <text:p text:style-name="P1"><text:tab/><text:tab/><text:tab/>'SWEditor/Main'=&gt;[</text:p>
      <text:p text:style-name="P1"><text:tab/><text:tab/> <text:s text:c="11"/>'Config'=&gt;['Win32', 'VC'=&gt;-2015, 'Debug'],</text:p>
      <text:p text:style-name="P1"><text:tab/><text:tab/> <text:s text:c="11"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/>
      <text:h text:style-name="Heading_20_2" text:outline-level="2"><text:bookmark-start text:name="__RefHeading__2984_1113274800"/>Условия<text:bookmark-end text:name="__RefHeading__2984_1113274800"/></text:h>
      <text:h text:style-name="Heading_20_3" text:outline-level="3"><text:bookmark-start text:name="__RefHeading__2986_1113274800"/>Module/Joined <text:span text:style-name="T2">– </text:span><text:span text:style-name="T1">Подключен ли модуль</text:span><text:bookmark-end text:name="__RefHeading__2986_1113274800"/></text:h>
      <text:p text:style-name="P1"><text:tab/>Проверяет, подлючени ли модуль переданный в качестве параметра</text:p>
      <text:p text:style-name="P1"/>
      <text:h text:style-name="Heading_20_3" text:outline-level="3"><text:bookmark-start text:name="__RefHeading__2935_1461172656"/>Cpp/Compiler <text:span text:style-name="T1">– Какой компилятор</text:span><text:bookmark-end text:name="__RefHeading__2935_1461172656"/></text:h>
      <text:p text:style-name="P1"><text:tab/>Проверяет <text:span text:style-name="T5">компилятор и/или его версию.</text:span></text:p>
      <text:p text:style-name="P1"><text:span text:style-name="T5"><text:tab/></text:span><text:span text:style-name="T3">['Cpp/Compiler', 'VC' ,'&lt;=2010', 'GCC', '&gt;4.8'],</text:span></text:p>
      <text:p text:style-name="P1"/>
      <text:h text:style-name="Heading_20_3" text:outline-level="3"><text:bookmark-start text:name="__RefHeading__2988_1113274800"/>And <text:span text:style-name="T1">– Логическое И условий</text:span><text:bookmark-end text:name="__RefHeading__2988_1113274800"/></text:h>
      <text:p text:style-name="P2"><text:tab/>Содержит список кондишенов, если хотя бы один не выполняется, то не выполняется и текущий.</text:p>
      <text:p text:style-name="P1"/>
      <text:h text:style-name="Heading_20_3" text:outline-level="3"><text:bookmark-start text:name="__RefHeading__2990_1113274800"/>Config <text:span text:style-name="T1">– Проверка архитектуры</text:span><text:bookmark-end text:name="__RefHeading__2990_1113274800"/></text:h>
      <text:p text:style-name="P1"><text:tab/>Проверяет ключи конфига контекста</text:p>
      <text:p text:style-name="P1"><text:tab/><text:span text:style-name="T2">['Config', 'Win32'],</text:span></text:p>
      <text:p text:style-name="P1"><text:tab/><text:span text:style-name="T2">['Config', '64b', 'Arm', 'Windows'],</text:span></text:p>
      <text:p text:style-name="P1"/>
      <text:h text:style-name="Heading_20_3" text:outline-level="3"><text:bookmark-start text:name="__RefHeading__2992_1113274800"/><text:soft-page-break/>Debug <text:span text:style-name="T1">– Режим ли отладки</text:span><text:bookmark-end text:name="__RefHeading__2992_1113274800"/></text:h>
      <text:p text:style-name="P1"><text:tab/>Проверяет, идёт ли компиляция в режиме отладки</text:p>
      <text:p text:style-name="P1"/>
      <text:h text:style-name="Heading_20_3" text:outline-level="3"><text:bookmark-start text:name="__RefHeading__2994_1113274800"/>Error <text:span text:style-name="T1">– Генерирует ошибку</text:span><text:bookmark-end text:name="__RefHeading__2994_1113274800"/></text:h>
      <text:p text:style-name="P1"><text:tab/>Не использовать</text:p>
      <text:p text:style-name="P1"/>
      <text:h text:style-name="Heading_20_3" text:outline-level="3"><text:bookmark-start text:name="__RefHeading__2996_1113274800"/>Not <text:span text:style-name="T1">– Логическое отрицание условия</text:span><text:bookmark-end text:name="__RefHeading__2996_1113274800"/></text:h>
      <text:p text:style-name="P1"><text:tab/>Инвертирует значение подусловия</text:p>
      <text:p text:style-name="P1"/>
      <text:h text:style-name="Heading_20_3" text:outline-level="3"><text:bookmark-start text:name="__RefHeading__2998_1113274800"/>Or <text:span text:style-name="T1">– Логическое ИЛИ условий</text:span><text:bookmark-end text:name="__RefHeading__2998_1113274800"/></text:h>
      <text:p text:style-name="P2"><text:tab/>Содержит список кондишенов, если хотя бы один выполняется, то выполняется и текущий.</text:p>
      <text:p text:style-name="P1"/>
      <text:h text:style-name="Heading_20_3" text:outline-level="3"><text:bookmark-start text:name="__RefHeading__3000_1113274800"/>Release <text:span text:style-name="T1">– Релизный режим</text:span><text:bookmark-end text:name="__RefHeading__3000_1113274800"/></text:h>
      <text:p text:style-name="P1"><text:tab/>Проверяет, идёт ли компиляция в режиме релиза</text:p>
      <text:p text:style-name="P1"/>
      <text:h text:style-name="Heading_20_2" text:outline-level="2"><text:bookmark-start text:name="__RefHeading__2529_1113274800"/>Ассеты <text:span text:style-name="T1">и операции</text:span><text:bookmark-end text:name="__RefHeading__2529_1113274800"/></text:h>
      <text:p text:style-name="P1"/>
      <text:h text:style-name="Heading_20_3" text:outline-level="3"><text:bookmark-start text:name="__RefHeading__2531_1113274800"/>Asset<text:bookmark-end text:name="__RefHeading__2531_1113274800"/></text:h>
      <text:p text:style-name="P1"/>
      <text:h text:style-name="Heading_20_4" text:outline-level="4"><text:bookmark-start text:name="__RefHeading__2533_1113274800"/>Asset/Include <text:span text:style-name="T2">- </text:span><text:span text:style-name="T5">Операция</text:span><text:bookmark-end text:name="__RefHeading__2533_1113274800"/></text:h>
      <text:p text:style-name="P1"/>
      <text:p text:style-name="P1">Родительский тип: FS/File</text:p>
      <text:p text:style-name="P1">Описание:</text:p>
      <text:p text:style-name="P1"><text:tab/>Подключает ПХП файл с дополнительными ассетами.</text:p>
      <text:p text:style-name="P1">Параметры:</text:p>
      <text:p text:style-name="P1"><text:tab/>Список файлов.</text:p>
      <text:p text:style-name="P1">Входные ассеты:</text:p>
      <text:p text:style-name="P1"><text:tab/>Asset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</text:p>
      <text:p text:style-name="P1"><text:tab/><text:tab/>'Options.<text:span text:style-name="T2">Compiler</text:span>.Debug.php',</text:p>
      <text:p text:style-name="P1"><text:tab/><text:tab/>'<text:span text:style-name="T2">Options.Linker.Debug.php</text:span>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35_1113274800"/><text:soft-page-break/>Asset/Path <text:span text:style-name="T3">- </text:span>Путь<text:bookmark-end text:name="__RefHeading__2535_1113274800"/></text:h>
      <text:p text:style-name="P1"/>
      <text:p text:style-name="P1">Родительский тип: FS/Path</text:p>
      <text:p text:style-name="P1">Описание:</text:p>
      <text:p text:style-name="P1"><text:tab/>Указывает путь к файлам Asset/Include</text:p>
      <text:p text:style-name="P1">Параметры:</text:p>
      <text:p text:style-name="P1"><text:tab/>Список путей.</text:p>
      <text:p text:style-name="P1">Входные ассеты:</text:p>
      <text:p text:style-name="P1"><text:tab/>Module/Path<text:tab/>- Если путь к <text:span text:style-name="T5">папке</text:span>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 <text:span text:style-name="T2">'../Options/Debug'],</text:span>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37_1113274800"/>Bin<text:bookmark-end text:name="__RefHeading__2537_1113274800"/></text:h>
      <text:p text:style-name="P1"/>
      <text:h text:style-name="Heading_20_4" text:outline-level="4"><text:bookmark-start text:name="__RefHeading__2539_1113274800"/>Bin/Base <text:span text:style-name="T2">- </text:span>Файл<text:bookmark-end text:name="__RefHeading__2539_1113274800"/></text:h>
      <text:p text:style-name="P1"/>
      <text:p text:style-name="P1">Родительский тип: FS/File</text:p>
      <text:p text:style-name="P1">Описание:</text:p>
      <text:p text:style-name="P1"><text:tab/>Базовый тип для бин файлов.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4" text:outline-level="4"><text:bookmark-start text:name="__RefHeading__2541_1113274800"/>Bin/Cmd <text:span text:style-name="T2">- </text:span>Файл<text:bookmark-end text:name="__RefHeading__2541_1113274800"/></text:h>
      <text:p text:style-name="P1"/>
      <text:p text:style-name="P1">Родительский тип: Bin/Base</text:p>
      <text:p text:style-name="P1">Описание:</text:p>
      <text:p text:style-name="P1"><text:tab/>Командный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Cmd',</text:p>
      <text:p text:style-name="P1"><text:soft-page-break/><text:tab/><text:tab/>'../Run.bat',</text:p>
      <text:p text:style-name="P1"><text:tab/><text:tab/>'../UploadPDB.bat'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43_1113274800"/>Bin/Dll <text:span text:style-name="T2">- </text:span>Файл<text:bookmark-end text:name="__RefHeading__2543_1113274800"/></text:h>
      <text:p text:style-name="P1"/>
      <text:p text:style-name="P1">Родительский тип: Bin/Base</text:p>
      <text:p text:style-name="P1">Описание:</text:p>
      <text:p text:style-name="P1"><text:tab/>Файл динамичееской библиотеки <text:s/>.Dll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Dll',</text:p>
      <text:p text:style-name="P1"><text:tab/><text:tab/>'msvcp140.dll' <text:s text:c="5"/>,</text:p>
      <text:p text:style-name="P1"><text:tab/><text:tab/>'vcruntime140.dll' <text:s/>,</text:p>
      <text:p text:style-name="P1"><text:tab/>],</text:p>
      <text:p text:style-name="P1">Кем генерируется:</text:p>
      <text:p text:style-name="P1"><text:tab/>Cpp/MakeDll</text:p>
      <text:p text:style-name="P1"><text:tab/>Cpp/MakeLib</text:p>
      <text:p text:style-name="P1"><text:tab/>Cpp/Lib – При подключении библиотеки с ДЛЛ</text:p>
      <text:p text:style-name="P1"/>
      <text:h text:style-name="Heading_20_4" text:outline-level="4"><text:bookmark-start text:name="__RefHeading__2545_1113274800"/>Bin/Exe <text:span text:style-name="T2">- </text:span>Файл<text:bookmark-end text:name="__RefHeading__2545_1113274800"/></text:h>
      <text:p text:style-name="P1"/>
      <text:p text:style-name="P1">Родительский тип: Bin/Base</text:p>
      <text:p text:style-name="P1">Описание:</text:p>
      <text:p text:style-name="P1"><text:tab/>Выполняемы бинарный файл, в системе Виндовс имеет расширение <text:s/>Exe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Exe' ,</text:p>
      <text:p text:style-name="P1"><text:tab/><text:tab/>['CrashSender1403.exe' ,'&gt;Debug' ,'CrashSender1403d.exe'],</text:p>
      <text:p text:style-name="P1"><text:tab/>],</text:p>
      <text:p text:style-name="P1"/>
      <text:p text:style-name="P1">Кем генерируется:</text:p>
      <text:p text:style-name="P1"><text:tab/>Cpp/MakeExe</text:p>
      <text:p text:style-name="P1"/>
      <text:h text:style-name="Heading_20_4" text:outline-level="4"><text:bookmark-start text:name="__RefHeading__2547_1113274800"/><text:soft-page-break/>Bin/Path <text:span text:style-name="T2">- </text:span>Путь<text:bookmark-end text:name="__RefHeading__2547_1113274800"/></text:h>
      <text:p text:style-name="P1"/>
      <text:p text:style-name="P1">Родительский тип: FS/Path</text:p>
      <text:p text:style-name="P1">Описание:</text:p>
      <text:p text:style-name="P1"><text:tab/>Описывает путь в папке Bin</text:p>
      <text:p text:style-name="P1">Параметры:</text:p>
      <text:p text:style-name="P1"><text:tab/>Список файлов.</text:p>
      <text:p text:style-name="P1">Входные ассеты:</text:p>
      <text:p text:style-name="P1"><text:tab/>Module/Path<text:tab/>- Если путь к файлу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Path' <text:s text:c="3"/>,'Pack/Install/bin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49_1113274800"/>Cpp <text:span text:style-name="T1">– Всё что связано с С++</text:span><text:bookmark-end text:name="__RefHeading__2549_1113274800"/></text:h>
      <text:p text:style-name="P1"/>
      <text:h text:style-name="Heading_20_4" text:outline-level="4"><text:bookmark-start text:name="__RefHeading__2551_1113274800"/>Cpp/Compile - <text:span text:style-name="T5">Операция</text:span><text:bookmark-end text:name="__RefHeading__2551_1113274800"/></text:h>
      <text:p text:style-name="P1"/>
      <text:p text:style-name="P1">Родителький тип: Cpp/MakeBase</text:p>
      <text:p text:style-name="P1">Описание:</text:p>
      <text:p text:style-name="P1"><text:tab/>Предназначени для компиляции исходных файлов в объектные файлы.</text:p>
      <text:p text:style-name="P1"><text:tab/>Ассеты для создания зависимостей нужны, что бы указать линкеру, который будет линковать выходные объектные файлы, что для линковки так же будут нужны входные объектные файлы и библиотеки.</text:p>
      <text:p text:style-name="P1"/>
      <text:p text:style-name="P1">Параметры:</text:p>
      <text:p text:style-name="P1"><text:tab/>Пусто.</text:p>
      <text:p text:style-name="P1">Входные ассеты:</text:p>
      <text:p text:style-name="P1"><text:tab/>Cpp/Compiler<text:tab/><text:tab/>- Компилятор, если определён</text:p>
      <text:p text:style-name="P1"><text:tab/>Cpp/Define<text:tab/><text:tab/>- Определения препроцессора</text:p>
      <text:p text:style-name="P1"><text:tab/>Cpp/Include<text:tab/><text:tab/>- Папки поиска путей для заголовочных файлов</text:p>
      <text:p text:style-name="P1"><text:tab/>Cpp/Src<text:tab/><text:tab/>- Исходные файлы С и С++ для компиляции, удаляются из текущей базы ассетов</text:p>
      <text:p text:style-name="P1"><text:tab/>Cpp/Using<text:tab/><text:tab/>- Файлы библиотек для менеджед компиляции</text:p>
      <text:p text:style-name="P1"><text:tab/>Cpp/UsingPath<text:tab/>- Папки с файломи библиотек для менеджед компиляции</text:p>
      <text:p text:style-name="P1">для создания зависимостей:</text:p>
      <text:p text:style-name="P1"><text:tab/>Cpp/Obj<text:tab/><text:tab/>- Объектные файлы для создания зависимостей</text:p>
      <text:p text:style-name="P1"><text:tab/>Cpp/Lib<text:tab/><text:tab/>- Файлы библиотек для создания зависимостей</text:p>
      <text:p text:style-name="P1">Выходные ассеты:</text:p>
      <text:p text:style-name="P1"><text:tab/>Cpp/Obj<text:tab/><text:tab/>- Список скомпилированных объектных файлов</text:p>
      <text:p text:style-name="P1"><text:tab/>Cpp/Compiler<text:tab/><text:tab/>- Если он не был определён раньше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3_1113274800"/>Cpp/Compiler - Ассет<text:bookmark-end text:name="__RefHeading__2553_1113274800"/></text:h>
      <text:p text:style-name="P1">Родительский тип: Base</text:p>
      <text:p text:style-name="P1"><text:soft-page-break/>Описание:</text:p>
      <text:p text:style-name="P1"><text:tab/>Ищет и определяет С и С++ комплятор.</text:p>
      <text:p text:style-name="P1">Параметры:</text:p>
      <text:p text:style-name="P1"><text:tab/>Список необходимых ключей для поиска нужного компилятора:</text:p>
      <text:p text:style-name="P1"><text:tab/><text:span text:style-name="T2">Win32<text:tab/><text:tab/><text:tab/>- </text:span>Компиляция 32-х разрядного приложения х86 под виндовс.</text:p>
      <text:p text:style-name="P1"><text:span text:style-name="T2"><text:tab/>Win64<text:tab/><text:tab/><text:tab/>- </text:span>Компиляция 64-х разрядного приложения АМД64 под виндовс.</text:p>
      <text:p text:style-name="P1"><text:span text:style-name="T2"><text:tab/>VS<text:tab/><text:tab/><text:tab/></text:span>- Копиляция с помощью студии</text:p>
      <text:p text:style-name="P1"><text:span text:style-name="T2"><text:tab/>VS=&gt;Version<text:tab/><text:tab/></text:span>- Компиляция с помощью студии версии не меньше, чем версия <text:s/><text:span text:style-name="T2">Version</text:span></text:p>
      <text:p text:style-name="P1"><text:span text:style-name="T2"><text:tab/>VS=&gt;-Version<text:tab/><text:tab/></text:span>- Компиляция с помощью студии версии меньше, чем версия <text:s/><text:span text:style-name="T2">Version</text:span></text:p>
      <text:p text:style-name="P1"><text:span text:style-name="T2"><text:tab/></text:span>И другие опции<text:span text:style-name="T2">…</text:span></text:p>
      <text:p text:style-name="P1"><text:span text:style-name="T2"><text:tab/></text:span>По умолчанию эти параметры берутся из контекста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Compiler', 'Win32', 'VC'=&gt;2017, 'Debug'],</text:p>
      <text:p text:style-name="P1">Кем генерируется:</text:p>
      <text:p text:style-name="P1"><text:tab/>Cpp/LibPath — если указано, что буть должен взяться из компилятора с помощью опции '&gt;Compiler'.</text:p>
      <text:p text:style-name="P1"><text:tab/>MakeBase – В этом и следующих случаях только в том случае, если он (Cpp/Compiler) отсутствует в текущей базе ассетов.</text:p>
      <text:p text:style-name="P1"><text:tab/>Compile</text:p>
      <text:p text:style-name="P1"><text:tab/>MakeDll</text:p>
      <text:p text:style-name="P1"><text:tab/>MakeExe</text:p>
      <text:p text:style-name="P1"><text:tab/>MakeLib</text:p>
      <text:p text:style-name="P1"><text:tab/>Rc</text:p>
      <text:p text:style-name="P1"><text:tab/>ResX</text:p>
      <text:p text:style-name="P1"><text:tab/>UnityBuild</text:p>
      <text:p text:style-name="P1"><text:tab/>UsingPath</text:p>
      <text:p text:style-name="P1"/>
      <text:h text:style-name="Heading_20_4" text:outline-level="4"><text:bookmark-start text:name="__RefHeading__2555_1113274800"/>Cpp/Define - Ассет<text:bookmark-end text:name="__RefHeading__2555_1113274800"/></text:h>
      <text:p text:style-name="P1">Родительский тип: Base</text:p>
      <text:p text:style-name="P1">Описание:</text:p>
      <text:p text:style-name="P1"><text:tab/>Определяет ключ для препроцессора С и С++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Define',</text:p>
      <text:p text:style-name="P1"><text:tab/><text:tab/>'_CONSOLE',</text:p>
      <text:p text:style-name="P1"><text:tab/><text:tab/>'UNICODE',</text:p>
      <text:p text:style-name="P1"><text:tab/><text:tab/>'_UNICODE',</text:p>
      <text:p text:style-name="P1"><text:tab/><text:tab/>'LUA_API'=&gt;'__declspec(dllexport)',</text:p>
      <text:p text:style-name="P1"><text:tab/><text:tab/>'LUA'=&gt;'5.1',</text:p>
      <text:p text:style-name="P1"><text:tab/>],</text:p>
      <text:p text:style-name="P1"><text:soft-page-break/>Кем генерируется:</text:p>
      <text:p text:style-name="P1"><text:tab/>Никем</text:p>
      <text:p text:style-name="P1"/>
      <text:h text:style-name="Heading_20_4" text:outline-level="4"><text:bookmark-start text:name="__RefHeading__2557_1113274800"/>Cpp/Header - Файл<text:bookmark-end text:name="__RefHeading__2557_1113274800"/></text:h>
      <text:p text:style-name="P1">Родительский тип: FS/File</text:p>
      <text:p text:style-name="P1">Описание:</text:p>
      <text:p text:style-name="P1"><text:tab/>Описание файла заголовков С и С++</text:p>
      <text:p text:style-name="P1">Параметры:</text:p>
      <text:p text:style-name="P1"><text:tab/>Пусто.</text:p>
      <text:p text:style-name="P1">Входные ассеты:</text:p>
      <text:p text:style-name="P1"><text:tab/>Cpp/Include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Пока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9_1113274800"/>Cpp/Include - Путь<text:bookmark-end text:name="__RefHeading__2559_1113274800"/></text:h>
      <text:p text:style-name="P1">Родительский тип: FS/Path</text:p>
      <text:p text:style-name="P1">Описание:</text:p>
      <text:p text:style-name="P1"><text:tab/>Определяет путь к файлам заголовкам С и С++</text:p>
      <text:p text:style-name="P1">Параметры:</text:p>
      <text:p text:style-name="P1"><text:tab/>Пусто.</text:p>
      <text:p text:style-name="P1">Маска файлов по умолчанию: *.h;*.hpp;*.inc</text:p>
      <text:p text:style-name="P1">Входные ассеты:</text:p>
      <text:p text:style-name="P1"><text:tab/>Cpp/Include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Include', 'include',</text:p>
      <text:p text:style-name="P1"><text:tab/><text:tab/>'&gt;Map'=&gt;[</text:p>
      <text:p text:style-name="P1"><text:tab/><text:tab/><text:tab/>'/'=&gt;0,</text:p>
      <text:p text:style-name="P1"><text:tab/><text:tab/><text:tab/>'/gl/'=&gt;1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1_1113274800"/>Cpp/Lib - Файл<text:bookmark-end text:name="__RefHeading__2561_1113274800"/></text:h>
      <text:p text:style-name="P1">Родительский тип: FS/File</text:p>
      <text:p text:style-name="P1">Описание:</text:p>
      <text:p text:style-name="P1"><text:tab/>Указывает на файл библиотеки</text:p>
      <text:p text:style-name="P1">Параметры:</text:p>
      <text:p text:style-name="P1"><text:tab/>Можно указывать длл для билиотеки, перед файлом библиотеки нужно указать '&gt;dll' и через запятую назввание длл библиотеки. Все это должно быть в подмассиве (В <text:soft-page-break/>дополнительных квадратных скобках). Поиск ДЛЛ осуществляется так же, как в Bin/Dll и равносильно, если бы он описывался отдельно с помощью Bin/Dll, за одним исключением, что эта длл привязывается, как зависимая от библиотеки. И при использовании этой библиоткеи при линковке, это длл привязывается к линкуемому выполняемому файлу или ДЛЛ.</text:p>
      <text:p text:style-name="P1">Входные ассеты:</text:p>
      <text:p text:style-name="P1"><text:tab/>Cpp/Lib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</text:p>
      <text:p text:style-name="P1"><text:tab/>Bin/Dll<text:tab/>- Если указаны ДЛЛ для этой библиотеки</text:p>
      <text:p text:style-name="P1">Пример использования:</text:p>
      <text:p text:style-name="P1"><text:tab/>['Cpp/Lib', '&gt;NoSearch'=&gt;true,</text:p>
      <text:p text:style-name="P1"><text:tab/><text:tab/>'kernel32.lib' ,</text:p>
      <text:p text:style-name="P1"><text:tab/><text:tab/>['msvcrt.lib' <text:s text:c="2"/>,'&gt;Debug', 'msvcrtd.lib' <text:s/>],</text:p>
      <text:p text:style-name="P1"><text:tab/><text:tab/>['msvcprt.lib' <text:s/>,'&gt;Debug', 'msvcprtd.lib' ],</text:p>
      <text:p text:style-name="P1"><text:tab/><text:tab/>['msvcmrt.lib' <text:s/>,'&gt;Debug', 'msvcmrtd.lib' ],</text:p>
      <text:p text:style-name="P1"><text:tab/><text:tab/>'oldnames.lib' ,</text:p>
      <text:p text:style-name="P1"><text:tab/><text:tab/>['&gt;Debug', 'Dbghelp.lib'],</text:p>
      <text:p text:style-name="P1"><text:tab/>],</text:p>
      <text:p text:style-name="P1"><text:tab/>['Cpp/Lib',</text:p>
      <text:p text:style-name="P1"><text:tab/><text:tab/>['&gt;dll','freetype.dll' <text:tab/>,'freetype.lib' ,'&gt;Debug' ,'&gt;dll','freetype_d.dll' ,'freetype_d.lib' ],</text:p>
      <text:p text:style-name="P1"><text:tab/><text:tab/>['&gt;dll','jpeg.dll' <text:s text:c="4"/><text:tab/>,'jpeg.lib' <text:s text:c="4"/>,'&gt;Debug' ,'&gt;dll','jpeg_d.dll' <text:s text:c="4"/>,'jpeg_d.lib' <text:s text:c="4"/>],</text:p>
      <text:p text:style-name="P1"><text:tab/><text:tab/>['&gt;dll','libpng.dll' <text:s text:c="2"/><text:tab/>,'libpng.lib' <text:s text:c="2"/>,'&gt;Debug' ,'&gt;dll','libpng_d.dll' <text:s text:c="2"/>,'libpng_d.lib' <text:s text:c="2"/>],</text:p>
      <text:p text:style-name="P1"><text:tab/><text:tab/>['&gt;dll','zlib.dll' <text:s text:c="4"/><text:tab/>,'zlib.lib' <text:s text:c="4"/>,'&gt;Debug' ,'&gt;dll','zlib_d.dll' <text:s text:c="4"/>,'zlib_d.lib' <text:s text:c="4"/>],</text:p>
      <text:p text:style-name="P1"><text:tab/><text:tab/>['&gt;dll','glew.dll' <text:s text:c="4"/><text:tab/>,'glew.lib' <text:s text:c="4"/>,'&gt;Debug' ,'&gt;dll','glew_d.dll' <text:s text:c="4"/>,'glew_d.lib' <text:s text:c="4"/>],</text:p>
      <text:p text:style-name="P1"><text:tab/>],</text:p>
      <text:p text:style-name="P1">Кем генерируется:</text:p>
      <text:p text:style-name="P1"><text:tab/>Cpp/MakeLib</text:p>
      <text:p text:style-name="P1"/>
      <text:h text:style-name="Heading_20_4" text:outline-level="4"><text:bookmark-start text:name="__RefHeading__2563_1113274800"/>Cpp/LibPath - Путь<text:bookmark-end text:name="__RefHeading__2563_1113274800"/></text:h>
      <text:p text:style-name="P1">Родительский тип: FS/Path</text:p>
      <text:p text:style-name="P1">Описание:</text:p>
      <text:p text:style-name="P1"><text:tab/>Указывает путь для поиска ДЛЛ файлов.</text:p>
      <text:p text:style-name="P1">Параметры:</text:p>
      <text:p text:style-name="P1"><text:tab/>Пусто.</text:p>
      <text:p text:style-name="P1">Маска файлов по умолчанию: *.lib;*.a</text:p>
      <text:p text:style-name="P1">Входные ассеты:</text:p>
      <text:p text:style-name="P1"><text:tab/>Module/Path<text:tab/>-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LibPath', 'lib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5_1113274800"/>Cpp/MakeBase - <text:span text:style-name="T5">Операция</text:span><text:bookmark-end text:name="__RefHeading__2565_1113274800"/></text:h>
      <text:p text:style-name="P1">Родительский тип: Inline</text:p>
      <text:p text:style-name="P1">Описание:</text:p>
      <text:p text:style-name="P1"><text:tab/>Абстрактный ассет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Cpp/Compiler<text:tab/><text:tab/>- Компилятор, если определён</text:p>
      <text:p text:style-name="P1">Выходные ассеты:</text:p>
      <text:p text:style-name="P1"><text:tab/>Cpp/Compiler<text:tab/><text:tab/>- Если он не был определён раньше</text:p>
      <text:p text:style-name="P1">Пример использования:</text:p>
      <text:p text:style-name="P1"><text:tab/>Наследуется Cpp/Compile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7_1113274800"/>Cpp/MakeDll - <text:span text:style-name="T5">Операция</text:span><text:bookmark-end text:name="__RefHeading__2567_1113274800"/></text:h>
      <text:p text:style-name="P1">Родительский тип: Cpp/Compile</text:p>
      <text:p text:style-name="P1">Описание:</text:p>
      <text:p text:style-name="P1"><text:tab/>Создаёт ДЛЛ, перед этим автоматически делает что и Cpp/Compile, если есть исходники для компиляции.</text:p>
      <text:p text:style-name="P1">Параметры:</text:p>
      <text:p text:style-name="P1"><text:tab/>DebugPostfix <text:span text:style-name="T2">(False, True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Managed <text:span text:style-name="T2">(</text:span><text:span text:style-name="T4">False</text:span><text:span text:style-name="T2">, True)</text:span> – Если это Managed С++</text:p>
      <text:p text:style-name="P1"><text:tab/>Name – Имя ДЛЛ, если оно не задано, то оно берётся из имени последнего файла исходников или объектного файла.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Все же, что и для Cpp/Compile</text:p>
      <text:p text:style-name="P1"><text:tab/>Cpp/Obj<text:tab/><text:tab/>– Список объектных файлов, удаляет из текущей базы данных ассетов.</text:p>
      <text:p text:style-name="P1"><text:tab/>Cpp/Using<text:tab/><text:tab/>– Менеджед ДЛЛ</text:p>
      <text:p text:style-name="P1"><text:tab/>Cpp/Res<text:tab/><text:tab/>– Файл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Dll<text:tab/>– Результирующая ДЛЛ библиоткеа</text:p>
      <text:p text:style-name="P1"><text:tab/>Cpp/Using<text:tab/>– Если это Манаджет длл.</text:p>
      <text:p text:style-name="P1">Пример использования:</text:p>
      <text:p text:style-name="P1"><text:tab/>['Cpp/MakeDll', 'Name'=&gt;'lua' <text:s text:c="2"/>,'DebugPostfix'=&gt;true ],</text:p>
      <text:p text:style-name="P1"><text:tab/>['Cpp/MakeDll', 'Name'=&gt;'<text:span text:style-name="T2">MyManagedDll</text:span>', '<text:span text:style-name="T2">Managed</text:span>'=&gt;true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9_1113274800"/>Cpp/MakeExe - <text:span text:style-name="T5">Операция</text:span><text:bookmark-end text:name="__RefHeading__2569_1113274800"/></text:h>
      <text:p text:style-name="P1">Родительский тип: Cpp/Compile</text:p>
      <text:p text:style-name="P1">Описание:</text:p>
      <text:p text:style-name="P1"><text:tab/><text:span text:style-name="T5">Создаёт бинарный выполняемый файл, перед этим автоматически делает что и Cpp/Compile, если есть исходники для компиляции.</text:span>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<text:soft-page-break/>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Cpp/Using<text:tab/><text:tab/>– Файлы Манаджед ДЛЛ</text:p>
      <text:p text:style-name="P1"><text:tab/>Cpp/Obj<text:tab/><text:tab/>– Объектные файлы, удаляет из текущей базы данных ассетов.</text:p>
      <text:p text:style-name="P1"><text:tab/>Cpp/Lib<text:tab/><text:tab/>– Файлы библиотек</text:p>
      <text:p text:style-name="P1"><text:tab/>Cpp/Res<text:tab/><text:tab/>– Файл ресурсов Виндовс, удаляет из текущей базы данных ассетов.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Exe<text:tab/><text:tab/>– Результирующий ЕХЕ файл.</text:p>
      <text:p text:style-name="P1"/>
      <text:p text:style-name="P1">Пример использования:</text:p>
      <text:p text:style-name="P1"><text:tab/>['Cpp/MakeExe:CrashFix', '&gt;Sub'=&gt;['Cpp/Src:'=&gt;'uploader_gui.cpp',], 'Name'=&gt;'Uploader_GUI'],</text:p>
      <text:p text:style-name="P1"><text:tab/>['Cpp/MakeExe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1_1113274800"/>Cpp/MakeLib - <text:span text:style-name="T5">Операция</text:span><text:bookmark-end text:name="__RefHeading__2571_1113274800"/></text:h>
      <text:p text:style-name="P1">Родительский тип: Cpp/Compile</text:p>
      <text:p text:style-name="P1">Описание:</text:p>
      <text:p text:style-name="P1"><text:tab/>Компилирует файл библиотеки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LL<text:span text:style-name="T2">=&gt;'[DLLNAME_API]'</text:span> – Имя макроподстновки препроцессора для компиляции длл файла.</text:p>
      <text:p text:style-name="P1"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, только для ДЛЛ.</text:p>
      <text:p text:style-name="P1">Входные ассеты:</text:p>
      <text:p text:style-name="P1"><text:tab/>Cpp/Obj<text:tab/><text:tab/>– Объектные файлы, удаляет из текущей базы данных</text:p>
      <text:p text:style-name="P1"><text:tab/>Cpp/Lib<text:tab/><text:tab/>– Библиотеки</text:p>
      <text:p text:style-name="P1"><text:tab/>Cpp/Using<text:tab/><text:tab/>– Манаджед библиотеки</text:p>
      <text:p text:style-name="P1">для длл:</text:p>
      <text:p text:style-name="P1"><text:tab/>Cpp/Res<text:tab/><text:tab/>– Файлы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Cpp/Lib<text:tab/><text:tab/>– Результирующая библиотека.</text:p>
      <text:p text:style-name="P1">для длл:</text:p>
      <text:p text:style-name="P1"><text:tab/>Bin/Dll<text:tab/><text:tab/>– Результирующий Dll файл.</text:p>
      <text:p text:style-name="P1"><text:tab/>Cpp/Define<text:tab/><text:tab/>– Макроопределение для АПИ длл файла</text:p>
      <text:p text:style-name="P1">Пример использования:</text:p>
      <text:p text:style-name="P1"><text:tab/>['Cpp/MakeLib', 'Name'=&gt;'Cal3D', 'DLL'=&gt;'CAL3D_API'],</text:p>
      <text:p text:style-name="P1"><text:tab/>['Cpp/MakeLib', 'Name'=&gt;'NxCharacter', 'DLL'=&gt;'NXCHARACTER_API'],</text:p>
      <text:p text:style-name="P1"><text:tab/>['Cpp/MakeLib', 'Name'=&gt;'Recast'],</text:p>
      <text:p text:style-name="P1"><text:soft-page-break/><text:tab/>['Cpp/MakeLib'],</text:p>
      <text:p text:style-name="P1"><text:tab/>['Cpp/MakeLib', 'Def'=&gt;'reporting/crashrpt/CrashRpt.def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3_1113274800"/>Cpp/Manifest - Файл<text:bookmark-end text:name="__RefHeading__2573_1113274800"/></text:h>
      <text:p text:style-name="P1">Родительский тип: FS/File</text:p>
      <text:p text:style-name="P1">Описание:</text:p>
      <text:p text:style-name="P1"><text:tab/>Описывает файл манифеста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файлу не абсолютный, то берёт путь относительно этого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Manifest', 'DeclareDPIAware.manifes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5_1113274800"/>Cpp/Obj - Файл<text:bookmark-end text:name="__RefHeading__2575_1113274800"/></text:h>
      <text:p text:style-name="P1">Родительский тип: FS/File</text:p>
      <text:p text:style-name="P1">Описание:</text:p>
      <text:p text:style-name="P1"><text:tab/>Объектный файл.</text:p>
      <text:p text:style-name="P1">Параметры:</text:p>
      <text:p text:style-name="P1"><text:tab/>Пусто.</text:p>
      <text:p text:style-name="P1">Входные ассеты:</text:p>
      <text:p text:style-name="P1"><text:tab/>Cpp/ObjPath – Если путь к файлу не абсолютный, то берёт путь относительно этого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7_1113274800"/>Cpp/ObjPath - Путь<text:bookmark-end text:name="__RefHeading__2577_1113274800"/></text:h>
      <text:p text:style-name="P1">Родительский тип: FS/Path</text:p>
      <text:p text:style-name="P1">Описание:</text:p>
      <text:p text:style-name="P1"><text:tab/>Указывает путь для поиска объектгных файлов.</text:p>
      <text:p text:style-name="P1">Параметры:</text:p>
      <text:p text:style-name="P1"><text:tab/>Пусто.</text:p>
      <text:p text:style-name="P1">Маска файлов по умолчанию: *.obj;*.o</text:p>
      <text:p text:style-name="P1">Входные ассеты:</text:p>
      <text:p text:style-name="P1"><text:tab/>Module/Path<text:tab/>- Если путь к папке не абсолютный, то берёт путь относительно этого.</text:p>
      <text:p text:style-name="P1">Выходные ассеты:</text:p>
      <text:p text:style-name="P1"><text:soft-page-break/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9_1113274800"/>Cpp/Pch - Ассет<text:bookmark-end text:name="__RefHeading__2579_1113274800"/></text:h>
      <text:p text:style-name="P1">Родительский тип:</text:p>
      <text:p text:style-name="P1">Описание:</text:p>
      <text:p text:style-name="P1"><text:tab/>Указывает, что в текущих исходниках используются предкомпилированные заголовки.</text:p>
      <text:p text:style-name="P1">Параметры:</text:p>
      <text:p text:style-name="P1"><text:tab/>Name – Имя файлов заголовочный файлов, по умолчанию StdAfx</text:p>
      <text:p text:style-name="P1"><text:tab/>Force – Делать автоинклюд заголовочного файла во все ЦПП файлы</text:p>
      <text:p text:style-name="P1"><text:tab/>Header – Имя заголовочного файла, по умолчанию [Name].h</text:p>
      <text:p text:style-name="P1"><text:tab/>Cpp – Имя заголовочного файла, по умолчанию [Name].cpp</text:p>
      <text:p text:style-name="P1">Входные ассеты:</text:p>
      <text:p text:style-name="P1"><text:tab/>Нет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Pch'],</text:p>
      <text:p text:style-name="P1"><text:tab/>['Cpp/Pch', <text:span text:style-name="T2">'Name'=&gt;'MyModule.PCH'</text:span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1_1113274800"/>Cpp/Rc - Файл<text:bookmark-end text:name="__RefHeading__2581_1113274800"/></text:h>
      <text:p text:style-name="P1">Родительский тип: FS/File</text:p>
      <text:p text:style-name="P1">Описание:</text:p>
      <text:p text:style-name="P1"><text:tab/>Текстовый файл ресурсов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RcPath – Если путь к файлу не абсолютный, то берёт путь относительно этого</text:p>
      <text:p text:style-name="P1"><text:tab/>Cpp/SrcPath – Если не может найти предыдущий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<text:tab/>Cpp/<text:span text:style-name="T2">Rc</text:span>Include – <text:span text:style-name="T5">Путь поиска инклюдов (Пока отсутствует)</text:span></text:p>
      <text:p text:style-name="P1"><text:tab/>Cpp/Include – <text:span text:style-name="T5">Путь поиска инклюдов</text:span></text:p>
      <text:p text:style-name="P1">Выходные ассеты:</text:p>
      <text:p text:style-name="P1"><text:tab/>Он сам.</text:p>
      <text:p text:style-name="P1"><text:tab/>Cpp/Res – Компилированный файл ресурсов</text:p>
      <text:p text:style-name="P1">Пример использования:</text:p>
      <text:p text:style-name="P1"><text:tab/>['Cpp/Rc', 'uploader_gui.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3_1113274800"/>Cpp/RcPath - Путь<text:bookmark-end text:name="__RefHeading__2583_1113274800"/></text:h>
      <text:p text:style-name="P1">Родительский тип: FS/Path</text:p>
      <text:p text:style-name="P1"><text:soft-page-break/>Описание:</text:p>
      <text:p text:style-name="P1"><text:tab/>Путь поиска текстовых файлов ресурсов</text:p>
      <text:p text:style-name="P1">Параметры:</text:p>
      <text:p text:style-name="P1"><text:tab/>Пусто.</text:p>
      <text:p text:style-name="P1">Маска файлов по умолчанию: *.r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Rc<text:span text:style-name="T2">Path</text:span>', '<text:span text:style-name="T2">Resources</text:span>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5_1113274800"/>Cpp/Res - Файл<text:bookmark-end text:name="__RefHeading__2585_1113274800"/></text:h>
      <text:p text:style-name="P1">Родительский тип: FS/File</text:p>
      <text:p text:style-name="P1">Описание:</text:p>
      <text:p text:style-name="P1"><text:tab/><text:span text:style-name="T5">Компилиованных файл ресурсов Виндовс</text:span>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файлу не абсолютный, то берёт путь относительно этого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c</text:p>
      <text:p text:style-name="P1"><text:tab/><text:span text:style-name="T2">['Cpp/Res', 'MyResource.res'],</text:span></text:p>
      <text:p text:style-name="P1">Кем генерируется:</text:p>
      <text:p text:style-name="P1"><text:tab/>Cpp/Rc – Автоматически создаётся.</text:p>
      <text:p text:style-name="P1"/>
      <text:h text:style-name="Heading_20_4" text:outline-level="4"><text:bookmark-start text:name="__RefHeading__2587_1113274800"/>Cpp/Resources - Файл<text:bookmark-end text:name="__RefHeading__2587_1113274800"/></text:h>
      <text:p text:style-name="P1">Родительский тип: FS/File</text:p>
      <text:p text:style-name="P1">Описание:</text:p>
      <text:p text:style-name="P1"><text:tab/>Скомпилированный файл ресурсов Cpp/ResX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esX</text:p>
      <text:p text:style-name="P1"><text:tab/><text:span text:style-name="T2">['Cpp/Resources', 'My.Resources'],</text:span></text:p>
      <text:p text:style-name="P1">Кем генерируется:</text:p>
      <text:p text:style-name="P1"><text:tab/>Cpp/ResX</text:p>
      <text:p text:style-name="P1"/>
      <text:h text:style-name="Heading_20_4" text:outline-level="4"><text:bookmark-start text:name="__RefHeading__2589_1113274800"/>Cpp/ResX - Файл<text:bookmark-end text:name="__RefHeading__2589_1113274800"/></text:h>
      <text:p text:style-name="P1">Родительский тип: FS/File</text:p>
      <text:p text:style-name="P1"><text:soft-page-break/>Описание:</text:p>
      <text:p text:style-name="P1"><text:tab/>Файл ресурсов Нет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<text:tab/>Cpp/Resources</text:p>
      <text:p text:style-name="P1">Пример использования:</text:p>
      <text:p text:style-name="P1"><text:tab/>['Cpp/ResX',</text:p>
      <text:p text:style-name="P1"><text:tab/><text:tab/>'<text:span text:style-name="T2">Main.</text:span>resX' ,</text:p>
      <text:p text:style-name="P1"><text:tab/><text:tab/>'Form1.resX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1_1113274800"/>Cpp/Src - Файл<text:bookmark-end text:name="__RefHeading__2591_1113274800"/></text:h>
      <text:p text:style-name="P1">Родительский тип: FS/File</text:p>
      <text:p text:style-name="P1">Описание:</text:p>
      <text:p text:style-name="P1"><text:tab/><text:span text:style-name="T5">Компилируемый файл исходников С++</text:span>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Src',</text:p>
      <text:p text:style-name="P1"><text:tab/><text:tab/>'stdafx.cpp', // PH</text:p>
      <text:p text:style-name="P1"><text:tab/><text:tab/>'<text:span text:style-name="T2">main</text:span>.cpp',</text:p>
      <text:p text:style-name="P1"><text:tab/><text:span text:style-name="T2">],</text:span></text:p>
      <text:p text:style-name="P1">Кем генерируется:</text:p>
      <text:p text:style-name="P1"><text:tab/>Cpp/UnityBuild <text:span text:style-name="T5">при объеденении нескольких <text:s/>cpp в один</text:span></text:p>
      <text:p text:style-name="P1"/>
      <text:h text:style-name="Heading_20_4" text:outline-level="4"><text:bookmark-start text:name="__RefHeading__2593_1113274800"/>Cpp/SrcPath - Путь<text:bookmark-end text:name="__RefHeading__2593_1113274800"/></text:h>
      <text:p text:style-name="P1">Родительский тип: FS/Path</text:p>
      <text:p text:style-name="P1">Описание:</text:p>
      <text:p text:style-name="P1"><text:tab/>Путь файлам исходников С++</text:p>
      <text:p text:style-name="P1">Параметры:</text:p>
      <text:p text:style-name="P1"><text:tab/>Пусто.</text:p>
      <text:p text:style-name="P1">Маска файлов по умолчанию: *.cpp;*.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<text:soft-page-break/>Пример использования:</text:p>
      <text:p text:style-name="P1"><text:tab/>['Cpp/SrcPath' , 'S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5_1113274800"/>Cpp/UnityBuild - Ассет<text:bookmark-end text:name="__RefHeading__2595_1113274800"/></text:h>
      <text:p text:style-name="P1">Родительский тип: Inline</text:p>
      <text:p text:style-name="P1">Описание:</text:p>
      <text:p text:style-name="P1"><text:tab/>Объеденяет множество исходных файлов С++ в одни файл для быстрой компиляции</text:p>
      <text:p text:style-name="P1">Параметры:</text:p>
      <text:p text:style-name="P1"><text:tab/>Пусто.</text:p>
      <text:p text:style-name="P1">Входные ассеты:</text:p>
      <text:p text:style-name="P1"><text:tab/>Cpp/Src – Исходные файлы С++, удаляются из текущей базы данных</text:p>
      <text:p text:style-name="P1"><text:tab/>Cpp/Pch – удаляются из текущей базы данных</text:p>
      <text:p text:style-name="P1">Выходные ассеты:</text:p>
      <text:p text:style-name="P1"><text:tab/>Cpp/Src – Исходный файл со включенными файлами входных ассетов</text:p>
      <text:p text:style-name="P1">Пример использования:</text:p>
      <text:p text:style-name="P1"><text:tab/>['Cpp/UnityBuild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7_1113274800"/>Cpp/Using - Файл<text:bookmark-end text:name="__RefHeading__2597_1113274800"/></text:h>
      <text:p text:style-name="P1">Родительский тип: FS/File</text:p>
      <text:p text:style-name="P1">Описание:</text:p>
      <text:p text:style-name="Standard"><text:span text:style-name="T1"><text:tab/></text:span><text:span text:style-name="T2">A</text:span>ssembly <text:span text:style-name="T1">файл для компиляции исходного кода Нет програм.</text:span></text:p>
      <text:p text:style-name="P1">Параметры:</text:p>
      <text:p text:style-name="P1"><text:tab/>Пусто.</text:p>
      <text:p text:style-name="P1">Входные ассеты:</text:p>
      <text:p text:style-name="P1"><text:tab/>Cpp/UsingPath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Using',</text:p>
      <text:p text:style-name="P1"><text:tab/><text:tab/>'System.Core.dll',</text:p>
      <text:p text:style-name="P1"><text:tab/><text:tab/>'System.dll',</text:p>
      <text:p text:style-name="P1"><text:tab/>], <text:s text:c="23"/></text:p>
      <text:p text:style-name="P1">Кем генерируется:</text:p>
      <text:p text:style-name="P1"><text:tab/>Cpp/MakeDll – При компиляции <text:span text:style-name="T2">A</text:span>ssembly модуля</text:p>
      <text:p text:style-name="P1"/>
      <text:h text:style-name="Heading_20_4" text:outline-level="4"><text:bookmark-start text:name="__RefHeading__2599_1113274800"/>Cpp/UsingPath - Путь<text:bookmark-end text:name="__RefHeading__2599_1113274800"/></text:h>
      <text:p text:style-name="P1">Родительский тип: FS/<text:span text:style-name="T2">Path</text:span></text:p>
      <text:p text:style-name="P1">Описание:</text:p>
      <text:p text:style-name="P1"><text:tab/>Указание пути к <text:span text:style-name="T2">A</text:span>ssembly модулей. Можно указать путь на стандартные модули, указывая версию нет фреймворка после закрывающися треугольной скобки '&gt;v4.0'.</text:p>
      <text:p text:style-name="P1">Параметры:</text:p>
      <text:p text:style-name="P1"><text:tab/>Пусто.</text:p>
      <text:p text:style-name="P1">Маска файлов по умолчанию: *.dll</text:p>
      <text:p text:style-name="P1"><text:soft-page-break/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UsingPath', '&gt;v4.0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601_1113274800"/>Exec<text:bookmark-end text:name="__RefHeading__2601_1113274800"/></text:h>
      <text:p text:style-name="P1"/>
      <text:h text:style-name="Heading_20_4" text:outline-level="4"><text:bookmark-start text:name="__RefHeading__2603_1113274800"/>Exec/Cmd - Ассет<text:bookmark-end text:name="__RefHeading__2603_1113274800"/></text:h>
      <text:p text:style-name="P1">Родительский тип: FS/File</text:p>
      <text:p text:style-name="P1">Описание:</text:p>
      <text:p text:style-name="P1"><text:tab/>Запускает выполняемый файл ОС.</text:p>
      <text:p text:style-name="P1">Параметры:</text:p>
      <text:p text:style-name="P1"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Exec/Cmd', 'UploadPDB.bat', '&gt;AsTask'=&gt;true],</text:p>
      <text:p text:style-name="P1"><text:tab/>['Exec/Cmd', 'Build.ba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5_1113274800"/>Exec/Option - Ассет<text:bookmark-end text:name="__RefHeading__2605_1113274800"/></text:h>
      <text:p text:style-name="P1">Родительский тип: Base</text:p>
      <text:p text:style-name="P1">Описание:</text:p>
      <text:p text:style-name="P1"><text:tab/>Опции командной строки для определённой программы. Имя выполняемого файла указывается в неймспейсе (После двоеточия).</text:p>
      <text:p text:style-name="P1">Параметры:</text:p>
      <text:p text:style-name="P1"><text:tab/>Ключ – Указание ключа</text:p>
      <text:p text:style-name="P1"><text:tab/>Первая часть ключа =<text:span text:style-name="T2">&gt; </text:span>Вторая часть ключа – Указание ключа, с уникальной первой частю. Т.е. При кеазании в друго месте такой же первой части, предыдущее определение с такой же частю будет затираться.</text:p>
      <text:p text:style-name="P1"><text:tab/>&gt;Remove – Список ключей на удаление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Option:cl',</text:p>
      <text:p text:style-name="P1"><text:tab/><text:tab/>'/Zi' <text:s text:c="3"/>, // Program Database</text:p>
      <text:p text:style-name="P1"><text:tab/><text:tab/>'/arch:<text:span text:style-name="T2">'=&gt;'</text:span>SSE2' , // Streaming SIMD Extension 2</text:p>
      <text:p text:style-name="P1"><text:tab/>],</text:p>
      <text:p text:style-name="P1"><text:soft-page-break/>Кем генерируется:</text:p>
      <text:p text:style-name="P1"><text:tab/>Никем</text:p>
      <text:p text:style-name="P1"/>
      <text:h text:style-name="Heading_20_4" text:outline-level="4"><text:bookmark-start text:name="__RefHeading__2607_1113274800"/>Exec/Php - Ассет<text:bookmark-end text:name="__RefHeading__2607_1113274800"/></text:h>
      <text:p text:style-name="P1">Родительский тип: <text:span text:style-name="T2">FS/File</text:span></text:p>
      <text:p text:style-name="P1">Описание:</text:p>
      <text:p text:style-name="P1"><text:tab/>Выполняет ПХП файл, из него доступен контекст билдера. В качестве контекстного объекта сам ассет в переменной зис.</text:p>
      <text:p text:style-name="P1">Параметры:</text:p>
      <text:p text:style-name="P1"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Php', 'Build.php'],</text:p>
      <text:p text:style-name="P1">Кем генерируется:</text:p>
      <text:p text:style-name="P1"><text:tab/>Никем</text:p>
      <text:h text:style-name="Heading_20_3" text:outline-level="3"><text:bookmark-start text:name="__RefHeading__2609_1113274800"/>FS<text:bookmark-end text:name="__RefHeading__2609_1113274800"/></text:h>
      <text:p text:style-name="P1"/>
      <text:h text:style-name="Heading_20_4" text:outline-level="4"><text:bookmark-start text:name="__RefHeading__2611_1113274800"/>FS/File - Файл<text:bookmark-end text:name="__RefHeading__2611_1113274800"/></text:h>
      <text:p text:style-name="P1">Родительский тип: FS/PathBase</text:p>
      <text:p text:style-name="P1">Описание:</text:p>
      <text:p text:style-name="P1"><text:tab/>Описание любого файла, от этого класса наследнуются остальный ассеты описывающие файл. Файл задаётся либо полным путём, либо относительным. Можно перечислять несколько файлов через запятую. Смотри так же функционал родительского типа.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3_1113274800"/>FS/Path - Путь<text:bookmark-end text:name="__RefHeading__2613_1113274800"/></text:h>
      <text:p text:style-name="P1">Родительский тип: FS/PathBase</text:p>
      <text:p text:style-name="P1">Описание:</text:p>
      <text:p text:style-name="P1"><text:tab/>Описание любой папки, от этого класса наследнуются остальный ассеты описывающие папки. Папка задаётся либо полным путём, либо относительным. Можно перечислять несколько папок через запятую. Смотри так же функционал родительского типа.</text:p>
      <text:p text:style-name="P1">Параметры:</text:p>
      <text:p text:style-name="P1"><text:tab/>&gt;Mask – Задаёт маску для файлов в этой папке в разделёееых через запятую, и через <text:soft-page-break/>одну вертикальную черту исключения.</text:p>
      <text:p text:style-name="P1"><text:tab/>&gt;Map – Задаёт карту сканируемых папок, мапа Путь=<text:span text:style-name="T2">&gt;0 </text:span><text:span text:style-name="T5">или 1, в зависимости от того исключать или включать в поиски эту папку или файл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5_1113274800"/>FS/PathBase - Ассет<text:bookmark-end text:name="__RefHeading__2615_1113274800"/></text:h>
      <text:p text:style-name="P1">Родительский тип:</text:p>
      <text:p text:style-name="P1">Описание:</text:p>
      <text:p text:style-name="P1"><text:tab/>Базовый класс ассета для описания папок и путей.</text:p>
      <text:p text:style-name="P1">Параметры:</text:p>
      <text:p text:style-name="P1"><text:tab/>Список файлов или папок <text:s/>через запятную.</text:p>
      <text:p text:style-name="P1"><text:tab/>&gt;NoSearch=<text:span text:style-name="T2">&gt;True or False</text:span> – Не искать файлы в путях, если путь относительный, не проверять его существование.</text:p>
      <text:p text:style-name="P1"><text:tab/>&gt;Create=<text:span text:style-name="T2">&gt;True or False</text:span> – Говорит, что файл не обязан существоать на данный момент, а будет позже создан.</text:p>
      <text:p text:style-name="P1"><text:tab/>&gt;Debug – <text:span text:style-name="T5">Специальное имя файла – разделитель. Если текущий режим дебаг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</text:span></text:p>
      <text:p text:style-name="P2"><text:tab/>&gt;Static – <text:s/>Специальное имя файла – разделитель. Если текущий режим статическая линковка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 Имеет приоритем меньше, чем &gt;Debug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<text:tab/>['Cpp/Include', 'include',</text:p>
      <text:p text:style-name="P1"><text:tab/><text:tab/>'&gt;Map'=&gt;[</text:p>
      <text:p text:style-name="P1"><text:tab/><text:tab/><text:tab/>'/'=&gt;0, // <text:span text:style-name="T2">Exclude root path</text:span></text:p>
      <text:p text:style-name="P1"><text:tab/><text:tab/><text:tab/><text:span text:style-name="T2">'/Include.h'=&gt;1</text:span>, // <text:span text:style-name="T2">But only one file</text:span></text:p>
      <text:p text:style-name="P1"><text:tab/><text:tab/><text:tab/>'/<text:span text:style-name="T2">Lua</text:span>/'=&gt;1, <text:span text:style-name="T2">// Add subdirectory</text:span></text:p>
      <text:p text:style-name="P1"><text:tab/><text:tab/><text:tab/><text:span text:style-name="T2">'/Lua/Exclude.h'=&gt;0, // But only one file</text:span></text:p>
      <text:p text:style-name="P1"><text:tab/><text:tab/>],</text:p>
      <text:p text:style-name="P1"><text:tab/><text:tab/>'&gt;Mask'=&gt;'*.inl;*.h*<text:span text:style-name="T2">|*.hss;*.htm</text:span>', // <text:span text:style-name="T2">Search all files with </text:span>*.inl <text:span text:style-name="T2">and </text:span>*.h* <text:span text:style-name="T2">masks exclude *.hss or *.htm</text:span></text:p>
      <text:p text:style-name="P1"><text:tab/>],</text:p>
      <text:p text:style-name="P1"><text:tab/>['Cpp/Lib', '&gt;NoSearch'=&gt;true,</text:p>
      <text:p text:style-name="P1"><text:tab/><text:tab/><text:span text:style-name="T2">['&gt;dll', 'My.Dynamic.dll</text:span>', <text:span text:style-name="T2">'My.Dynamic.lib</text:span>', <text:span text:style-name="T2">'&gt;Static'</text:span>, '<text:span text:style-name="T2">My.Static.lib</text:span>', <text:span text:style-name="T2">'&gt;Debug', '&gt;dll', 'My.Dynamic_d.dll</text:span>', <text:s/>'<text:span text:style-name="T2">My.Dynamic_d.lib</text:span>', <text:span text:style-name="T2">'&gt;Static'</text:span>, '<text:span text:style-name="T2">My.Static_d.lib</text:span>', ],</text:p>
      <text:p text:style-name="P1"><text:tab/><text:span text:style-name="T2">],</text:span></text:p>
      <text:p text:style-name="P1">Кем генерируется:</text:p>
      <text:p text:style-name="P1"><text:soft-page-break/><text:tab/>Никем</text:p>
      <text:p text:style-name="P1"/>
      <text:p text:style-name="P1"/>
      <text:h text:style-name="Heading_20_3" text:outline-level="3"><text:bookmark-start text:name="__RefHeading__2617_1113274800"/>Module<text:bookmark-end text:name="__RefHeading__2617_1113274800"/></text:h>
      <text:p text:style-name="P1"/>
      <text:h text:style-name="Heading_20_4" text:outline-level="4"><text:bookmark-start text:name="__RefHeading__2619_1113274800"/>Module/Define - Ассет<text:bookmark-end text:name="__RefHeading__2619_1113274800"/></text:h>
      <text:p text:style-name="P1">Родительский тип:</text:p>
      <text:p text:style-name="P1">Описание:</text:p>
      <text:p text:style-name="P1"><text:tab/><text:span text:style-name="T5">Пока не используется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т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1_1113274800"/>Module/Depends - Структура<text:bookmark-end text:name="__RefHeading__2621_1113274800"/></text:h>
      <text:p text:style-name="P1">Родительский тип: Base</text:p>
      <text:p text:style-name="P1">Описание:</text:p>
      <text:p text:style-name="P1"><text:tab/><text:span text:style-name="T5">Описывает зависимости текущего модуля и текущей базы данных ассетов от другого модуля. Инстанциирует модуль с текущим или заданным контекстом и копирует все публичные ассеты в текущую базу данных ассетов.</text:span></text:p>
      <text:p text:style-name="P1">Параметры:</text:p>
      <text:p text:style-name="P1"><text:tab/>Имя модуля – Вставляет публичные ассеты модуля инстанциированого в текущем контексте</text:p>
      <text:p text:style-name="P1"><text:tab/>Им<text:span text:style-name="T5">я</text:span> модуля <text:span text:style-name="T5">=</text:span><text:span text:style-name="T3">&gt;[</text:span><text:span text:style-name="T5">Описание контекста</text:span><text:span text:style-name="T3">] </text:span><text:span text:style-name="T5">– <text:s/>Вставляет публичные ассеты модуля инстанциированого в другом контексте.</text:span></text:p>
      <text:p text:style-name="P1">Входные ассеты:</text:p>
      <text:p text:style-name="P1"><text:tab/>Нет</text:p>
      <text:p text:style-name="P1">Выходные ассеты:</text:p>
      <text:p text:style-name="P1"><text:tab/>Сам ассет</text:p>
      <text:p text:style-name="P1"><text:tab/>Module/Instance – Для каждого подключенного инстанса ассета</text:p>
      <text:p text:style-name="P1">Пример использования:</text:p>
      <text:p text:style-name="P1"><text:tab/>['Module/Depends',</text:p>
      <text:p text:style-name="P1"><text:tab/><text:tab/>'<text:span text:style-name="T2">Sub</text:span>/<text:span text:style-name="T2">MyModule1</text:span>' ,</text:p>
      <text:p text:style-name="P1"><text:tab/><text:tab/>'<text:span text:style-name="T2">Sub</text:span>/<text:span text:style-name="T2">MyModule2</text:span>'=&gt;[</text:p>
      <text:p text:style-name="P1"><text:tab/><text:tab/><text:tab/>'Config'=&gt;['Win32', 'VC'=&gt;-2015, 'Debug'],</text:p>
      <text:p text:style-name="P1"><text:tab/><text:tab/><text:tab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><text:soft-page-break/></text:p>
      <text:h text:style-name="Heading_20_4" text:outline-level="4"><text:bookmark-start text:name="__RefHeading__2623_1113274800"/>Module/Instance - Структура<text:bookmark-end text:name="__RefHeading__2623_1113274800"/></text:h>
      <text:p text:style-name="P1">Родительский тип: List</text:p>
      <text:p text:style-name="P1">Описание:</text:p>
      <text:p text:style-name="P1"><text:tab/><text:span text:style-name="T5">Инстанс модуля, создержит базу данных ассетов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Module/Depends</text:p>
      <text:p text:style-name="P1"><text:tab/>Сборщиком</text:p>
      <text:p text:style-name="P1"/>
      <text:h text:style-name="Heading_20_4" text:outline-level="4"><text:bookmark-start text:name="__RefHeading__2625_1113274800"/>Module/Path - Путь<text:bookmark-end text:name="__RefHeading__2625_1113274800"/></text:h>
      <text:p text:style-name="P1">Родительский тип: FS/Path</text:p>
      <text:p text:style-name="P1">Описание:</text:p>
      <text:p text:style-name="P1"><text:tab/>Базовый путь модуля, определён в модуле, но можно переопределить. По нему ищутся все другие относительные пути к файлам и папкам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Module/Path – Если путь к папке не абсолютный, то берёт путь относительно этого.</text:p>
      <text:p text:style-name="P1">Пример использования:</text:p>
      <text:p text:style-name="P1"><text:tab/>['Module/Path', '../../Pack'],</text:p>
      <text:p text:style-name="P1">Кем генерируется:</text:p>
      <text:p text:style-name="P1"><text:tab/>Автоматически создаётся в каждом модуле с путём к папке, в которой создержится описание модуля</text:p>
      <text:h text:style-name="Heading_20_3" text:outline-level="3"><text:bookmark-start text:name="__RefHeading__2627_1113274800"/>Target<text:bookmark-end text:name="__RefHeading__2627_1113274800"/></text:h>
      <text:p text:style-name="P1"/>
      <text:h text:style-name="Heading_20_4" text:outline-level="4"><text:bookmark-start text:name="__RefHeading__2629_1113274800"/>Target/Copy - <text:span text:style-name="T5">Операция</text:span><text:bookmark-end text:name="__RefHeading__2629_1113274800"/></text:h>
      <text:p text:style-name="P1">Родительский тип: Base</text:p>
      <text:p text:style-name="P1">Описание:</text:p>
      <text:p text:style-name="P1"><text:tab/>Копирует файловые ассеты в папку назначения вместе с их зависимостями.</text:p>
      <text:p text:style-name="P1">Параметры:</text:p>
      <text:p text:style-name="P1"><text:tab/>From – Тип ассета</text:p>
      <text:p text:style-name="P1"><text:tab/>To – Папка назначения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<text:tab/>Target/Dir – Папка назначения</text:p>
      <text:p text:style-name="P1">Выходные ассеты:</text:p>
      <text:p text:style-name="P1"><text:tab/>Target/File – скопированный файл</text:p>
      <text:p text:style-name="P1"><text:soft-page-break/>Пример использования:</text:p>
      <text:p text:style-name="P1"><text:tab/>['Target/Dir', <text:span text:style-name="T2">'Target</text:span>'],</text:p>
      <text:p text:style-name="P1"><text:tab/>['Target/Copy' ,'From'=&gt;'Bin/Exe' <text:s text:c="4"/>,'To'=&gt;'<text:span text:style-name="T2">Bin</text:span>',],</text:p>
      <text:p text:style-name="P1"><text:tab/>['Target/Copy' ,'From'=&gt;'<text:span text:style-name="T2">Cpp</text:span>/<text:span text:style-name="T2">Lib</text:span>' <text:s text:c="4"/>,'To'=&gt;'<text:span text:style-name="T2">Lib</text:span>',],</text:p>
      <text:p text:style-name="P1"><text:tab/>['Target/Copy' ,'From'=&gt;'Bin/Exe:<text:span text:style-name="T2">Example</text:span>' <text:s text:c="4"/><text:span text:style-name="T2">,'To'=&gt;'Examples',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31_1113274800"/>Target/Dir - Путь<text:bookmark-end text:name="__RefHeading__2631_1113274800"/></text:h>
      <text:p text:style-name="P1">Родительский тип: FS/Path</text:p>
      <text:p text:style-name="P1">Описание:</text:p>
      <text:p text:style-name="P1"><text:tab/>Папка назначени<text:span text:style-name="T5">я, куда будут копироваться данные.</text:span></text:p>
      <text:p text:style-name="P1">Параметры:</text:p>
      <text:p text:style-name="P1"><text:tab/>Папка назначени<text:span text:style-name="T5">я,</text:span>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Target/Dir', '../Target'],</text:p>
      <text:p text:style-name="P1">Кем генерируется:</text:p>
      <text:p text:style-name="P1"><text:tab/>Никем</text:p>
      <text:h text:style-name="Heading_20_4" text:outline-level="4"><text:bookmark-start text:name="__RefHeading__2633_1113274800"/>Target/File - Файл<text:bookmark-end text:name="__RefHeading__2633_1113274800"/></text:h>
      <text:p text:style-name="P1">Родительский тип: FS/File</text:p>
      <text:p text:style-name="P1">Описание:</text:p>
      <text:p text:style-name="P1"><text:tab/>Скопированный файл</text:p>
      <text:p text:style-name="P1">Параметры:</text:p>
      <text:p text:style-name="P1"><text:tab/>Пусто.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3" text:outline-level="3"><text:bookmark-start text:name="__RefHeading__2635_1113274800"/>Корневые<text:bookmark-end text:name="__RefHeading__2635_1113274800"/></text:h>
      <text:p text:style-name="P1"/>
      <text:h text:style-name="Heading_20_4" text:outline-level="4"><text:bookmark-start text:name="__RefHeading__2637_1113274800"/>Base — <text:span text:style-name="T5">Ассет</text:span><text:bookmark-end text:name="__RefHeading__2637_1113274800"/></text:h>
      <text:p text:style-name="P1">Родительский тип: Нет</text:p>
      <text:p text:style-name="P1">Описание:</text:p>
      <text:p text:style-name="P1"><text:tab/>Базовый класс для всех ассетов</text:p>
      <text:p text:style-name="P1">Параметры:</text:p>
      <text:p text:style-name="P1"><text:tab/>&gt;Keys<text:span text:style-name="T2">=&gt;</text:span><text:span text:style-name="T5">Метка или список меток</text:span> – Список меток, которые присваиваются данному ассету.</text:p>
      <text:p text:style-name="P1"><text:tab/>&gt;If<text:span text:style-name="T2">=&gt;</text:span>Условие – Условие выполнения или добавление текущего ассета</text:p>
      <text:p text:style-name="P1"><text:soft-page-break/><text:tab/>&gt;Debug – Режим отладки</text:p>
      <text:p text:style-name="P1"><text:tab/>&gt;Sub<text:span text:style-name="T2">=&gt;[</text:span><text:span text:style-name="T5">Список ассетов</text:span><text:span text:style-name="T2">]</text:span> – Создает под базу данных асстеов и добавляет текущий в конец последнег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<text:tab/>['Cpp/Include', 'libdumper'</text:p>
      <text:p text:style-name="P1"><text:tab/><text:tab/>,'&gt;Keys'=&gt;'External', // Указываем, что этот путь не используется в генераторе прокта студии</text:p>
      <text:p text:style-name="P1"><text:tab/>],</text:p>
      <text:p text:style-name="P1"><text:tab/>['Cpp/MakeExe:CrashFix', '&gt;Sub'=&gt;['Cpp/Src:'=&gt;'main.cpp',], 'Name'=&gt;'Uploader'],</text:p>
      <text:p text:style-name="P1"><text:tab/>['Cpp/LibPath', '&gt;If'=&gt;'Debug' <text:s text:c="2"/>,'lib/Debug' <text:s text:c="2"/>],</text:p>
      <text:p text:style-name="P1"><text:tab/>['Cpp/LibPath', '&gt;If'=&gt;'Release' ,'lib/Release' ],</text:p>
      <text:p text:style-name="P1">Кем генерируется:</text:p>
      <text:p text:style-name="P1"><text:tab/>Никем</text:p>
      <text:h text:style-name="Heading_20_4" text:outline-level="4"><text:bookmark-start text:name="__RefHeading__2639_1113274800"/>Debug - <text:span text:style-name="T5">Операция </text:span><text:bookmark-end text:name="__RefHeading__2639_1113274800"/></text:h>
      <text:p text:style-name="P1">Родительский тип: Inline</text:p>
      <text:p text:style-name="P1">Описание:</text:p>
      <text:p text:style-name="P1"><text:tab/>Выводит список ассетов текущей базы данных в отладочный файл Assets.log</text:p>
      <text:p text:style-name="P1">Параметры:</text:p>
      <text:p text:style-name="P1"><text:tab/>Первая строка – Описание</text:p>
      <text:p text:style-name="P1"><text:tab/>Outer=<text:span text:style-name="T2">&gt;</text:span><text:span text:style-name="T5">Уровень</text:span> – Позволяет подняться вверх по вложенным баз данных асстов. По умолчанию 0, т.е. В текущей БД</text:p>
      <text:p text:style-name="P1">Входные ассеты:</text:p>
      <text:p text:style-name="P1"><text:tab/>Все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Debug',],</text:p>
      <text:p text:style-name="P1">Кем генерируется:</text:p>
      <text:p text:style-name="P1"><text:tab/>Никем</text:p>
      <text:h text:style-name="Heading_20_4" text:outline-level="4"><text:bookmark-start text:name="__RefHeading__2641_1113274800"/>Error - <text:span text:style-name="T5">Операция </text:span><text:bookmark-end text:name="__RefHeading__2641_1113274800"/></text:h>
      <text:p text:style-name="P1">Родительский тип: Inline</text:p>
      <text:p text:style-name="P1">Описание:</text:p>
      <text:p text:style-name="P1"><text:tab/>Генерирует ошибку и остановку билда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<text:span text:style-name="T2">['Error']</text:span></text:p>
      <text:h text:style-name="Heading_20_4" text:outline-level="4"><text:bookmark-start text:name="__RefHeading__2643_1113274800"/>Inline - <text:span text:style-name="T5">Операция </text:span><text:bookmark-end text:name="__RefHeading__2643_1113274800"/></text:h>
      <text:p text:style-name="P1">Родительский тип: Base</text:p>
      <text:p text:style-name="P1"><text:soft-page-break/>Описание:</text:p>
      <text:p text:style-name="P1"><text:tab/>Базовы класс для ассетов, которые не добавляюстя в базу данных, но могут сздавать другие ассеты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 используется</text:p>
      <text:h text:style-name="Heading_20_4" text:outline-level="4"><text:bookmark-start text:name="__RefHeading__2645_1113274800"/>List - Структура<text:bookmark-end text:name="__RefHeading__2645_1113274800"/></text:h>
      <text:p text:style-name="P1">Родительский тип: Base</text:p>
      <text:p text:style-name="P1">Описание:</text:p>
      <text:p text:style-name="P1"><text:tab/>Базовый класс ассета – базы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Все ассеты родительской базы данных копируются в текущую, как приватные ассеты</text:p>
      <text:p text:style-name="P1">Выходные ассеты:</text:p>
      <text:p text:style-name="P1"><text:tab/>Все публичные ассеты, если есть, иначе все ассеты копируются в текущую базу данных.</text:p>
      <text:p text:style-name="P1">Пример использования:</text:p>
      <text:p text:style-name="P1"><text:tab/>Не тспользуется</text:p>
      <text:p text:style-name="P1">Кем генерируется:</text:p>
      <text:p text:style-name="P1"><text:tab/>Sub</text:p>
      <text:h text:style-name="Heading_20_4" text:outline-level="4"><text:bookmark-start text:name="__RefHeading__2647_1113274800"/>Private - <text:span text:style-name="T5">Операция</text:span><text:bookmark-end text:name="__RefHeading__2647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риват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rivate'],</text:p>
      <text:p text:style-name="P1"/>
      <text:h text:style-name="Heading_20_4" text:outline-level="4"><text:bookmark-start text:name="__RefHeading__2979_1113274800"/>Public - <text:span text:style-name="T5">Операция</text:span><text:bookmark-end text:name="__RefHeading__2979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убличных ассетов.</text:p>
      <text:p text:style-name="P1">Параметры:</text:p>
      <text:p text:style-name="P1"><text:tab/>Нет</text:p>
      <text:p text:style-name="P1">Входные ассеты:</text:p>
      <text:p text:style-name="P1"><text:tab/>Нет</text:p>
      <text:p text:style-name="P1">Выходные ассеты:</text:p>
      <text:p text:style-name="P1"><text:soft-page-break/><text:tab/>Нет</text:p>
      <text:p text:style-name="P1">Пример использования:</text:p>
      <text:p text:style-name="P1"><text:tab/>['Public'],</text:p>
      <text:p text:style-name="P1">Кем генерируется:</text:p>
      <text:p text:style-name="P1"><text:tab/>Никем</text:p>
      <text:h text:style-name="Heading_20_4" text:outline-level="4"><text:bookmark-start text:name="__RefHeading__2649_1113274800"/>Rem <text:s/>- Структура<text:bookmark-end text:name="__RefHeading__2649_1113274800"/></text:h>
      <text:p text:style-name="P1">Родительский тип: Inline</text:p>
      <text:p text:style-name="P1">Описание:</text:p>
      <text:p text:style-name="P1"><text:tab/>Комментарий</text:p>
      <text:p text:style-name="P1">Параметры:</text:p>
      <text:p text:style-name="P1"><text:tab/>Все параметры игнорируются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Rem', '<text:span text:style-name="T2">Some comment</text:span>',<text:span text:style-name="T2">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51_1113274800"/>Sub - Структура<text:bookmark-end text:name="__RefHeading__2651_1113274800"/></text:h>
      <text:p text:style-name="P1">Родительский тип: Inline</text:p>
      <text:p text:style-name="P1">Описание:</text:p>
      <text:p text:style-name="P1"><text:tab/>Создаёт под базу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<text:span text:style-name="T2">List</text:span></text:p>
      <text:p text:style-name="P1">Пример использования:</text:p>
      <text:p text:style-name="P1"><text:tab/>['Sub',</text:p>
      <text:p text:style-name="P1"><text:tab/><text:tab/>['Module/Depends', 'Pack',],</text:p>
      <text:p text:style-name="P1"><text:tab/><text:tab/>['Module/Path' ,'../Pack/Install'],</text:p>
      <text:p text:style-name="P1"><text:tab/><text:tab/>['Bin/Path' <text:s text:c="3"/>,'bin'],</text:p>
      <text:p text:style-name="P1"><text:tab/><text:tab/>['Cpp/LibPath' ,'lib'],</text:p>
      <text:p text:style-name="P1"><text:tab/><text:tab/>['Public'],</text:p>
      <text:p text:style-name="P1"><text:tab/><text:tab/>['Cpp/Include' ,'include'],</text:p>
      <text:p text:style-name="P1"><text:tab/><text:tab/>['Cpp/Lib' ,</text:p>
      <text:p text:style-name="P1"><text:tab/><text:tab/><text:tab/>['&gt;dll','CrashRptProbe1403.dll' , 'CrashRptProbe1403.lib' , '&gt;Debug' ,'&gt;dll', 'CrashRptProbe1403d.dll' , 'CrashRptProbe1403d.lib' 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h text:style-name="Heading_20_4" text:outline-level="4"><text:bookmark-start text:name="__RefHeading__2653_1113274800"/>Switch - Структура<text:bookmark-end text:name="__RefHeading__2653_1113274800"/></text:h>
      <text:p text:style-name="P1">Родительский тип: Inline</text:p>
      <text:p text:style-name="P1">Описание:</text:p>
      <text:p text:style-name="P1"><text:tab/>Делает выборку одного из нескольких ассетов</text:p>
      <text:p text:style-name="P1"><text:soft-page-break/>Параметры:</text:p>
      <text:p text:style-name="P1"><text:tab/>Список ассетов, внутри них обязательно должен быть параметр <text:span text:style-name="T2">&gt;If, </text:span>кроме последнего ассеета.</text:p>
      <text:p text:style-name="P1">Входные ассеты:</text:p>
      <text:p text:style-name="P1"><text:tab/>Нет</text:p>
      <text:p text:style-name="P1">Выходные ассеты:</text:p>
      <text:p text:style-name="P1"><text:tab/>Один и под ассетов.</text:p>
      <text:p text:style-name="P1">Пример использования:</text:p>
      <text:p text:style-name="P1"><text:tab/>ТОДО</text:p>
      <text:p text:style-name="P1">Кем генерируется:</text:p>
      <text:p text:style-name="P1"><text:tab/>Никем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3H21M41S</meta:editing-duration>
    <meta:editing-cycles>370</meta:editing-cycles>
    <meta:generator>OpenOffice/4.1.2$Win32 OpenOffice.org_project/412m3$Build-9782</meta:generator>
    <dc:date>2018-06-19T03:57:08.79</dc:date>
    <dc:creator>Vladimir Savin</dc:creator>
    <meta:document-statistic meta:table-count="0" meta:image-count="0" meta:object-count="0" meta:page-count="27" meta:paragraph-count="1110" meta:word-count="4269" meta:character-count="31599"/>
    <meta:user-defined meta:name="Info 1"/>
    <meta:user-defined meta:name="Info 2"/>
    <meta:user-defined meta:name="Info 3"/>
    <meta:user-defined meta:name="Info 4"/>
  </office:meta>
</office:document-meta>
</file>